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4in" style:rel-column-width="3512*"/>
    </style:style>
    <style:style style:name="Table1.B" style:family="table-column">
      <style:table-column-properties style:column-width="4.491in" style:rel-column-width="6480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style:vertical-align=""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0d947" officeooo:paragraph-rsid="00e0d947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2a0c8" officeooo:paragraph-rsid="00e2a0c8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normal" officeooo:rsid="00d8792b" officeooo:paragraph-rsid="00d8792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text-properties fo:font-size="12pt" fo:language="en" fo:country="US" fo:font-weight="normal" officeooo:rsid="00f6f7e6" officeooo:paragraph-rsid="00f6f7e6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language="en" fo:country="US" fo:font-weight="normal" officeooo:rsid="00fb56da" officeooo:paragraph-rsid="00fb56d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f6f7e6" officeooo:paragraph-rsid="00f6f7e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bold" officeooo:rsid="00fb56da" officeooo:paragraph-rsid="0102d12a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en" fo:country="US" fo:font-weight="normal" officeooo:rsid="00fb56da" officeooo:paragraph-rsid="0102d12a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margin-top="0.0402in" fo:margin-bottom="0.0402in" style:contextual-spacing="false"/>
      <style:text-properties fo:font-size="12pt" fo:language="en" fo:country="US" fo:font-weight="normal" officeooo:rsid="00fb56da" officeooo:paragraph-rsid="0102d12a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margin-top="0.0402in" fo:margin-bottom="0.0402in" style:contextual-spacing="false"/>
      <style:text-properties fo:font-size="12pt" fo:language="en" fo:country="US" fo:font-weight="normal" officeooo:rsid="00fca7da" officeooo:paragraph-rsid="0102d12a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d9a6f0" officeooo:paragraph-rsid="00f6f7e6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4pt" fo:language="en" fo:country="US" fo:font-weight="bold" officeooo:rsid="00e924bc" officeooo:paragraph-rsid="00e924bc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101171e" style:font-size-asian="10.5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101171e" officeooo:paragraph-rsid="0101171e" style:font-size-asian="10.5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margin-top="0.0402in" fo:margin-bottom="0.0402in" style:contextual-spacing="false"/>
      <style:text-properties fo:font-size="12pt" fo:language="en" fo:country="US" fo:font-weight="normal" officeooo:rsid="00e924bc" officeooo:paragraph-rsid="00fb56da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25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style="normal" fo:font-weight="bold" officeooo:rsid="00df7e16" officeooo:paragraph-rsid="00efa411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4">
      <style:paragraph-properties fo:margin-top="0.0402in" fo:margin-bottom="0.0402in" style:contextual-spacing="false"/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4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font-size="14pt" fo:font-weight="bold" officeooo:rsid="00f2641c" officeooo:paragraph-rsid="01004ee4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normal" officeooo:rsid="00f2641c" officeooo:paragraph-rsid="01004ee4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8c0e1f" officeooo:paragraph-rsid="01004ee4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dbf170" officeooo:paragraph-rsid="01004ee4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Consolas" fo:font-size="12pt" fo:font-weight="normal" officeooo:rsid="00dbf170" officeooo:paragraph-rsid="01004ee4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style="normal" fo:font-weight="normal" officeooo:rsid="00dbf170" officeooo:paragraph-rsid="01004ee4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Consolas" fo:font-size="12pt" fo:font-style="normal" fo:font-weight="normal" officeooo:rsid="00dbf170" officeooo:paragraph-rsid="01004ee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df7e16" officeooo:paragraph-rsid="00df7e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e3039"/>
    </style:style>
    <style:style style:name="T2" style:family="text">
      <style:text-properties officeooo:rsid="00f53ccf"/>
    </style:style>
    <style:style style:name="T3" style:family="text">
      <style:text-properties officeooo:rsid="01004ee4"/>
    </style:style>
    <style:style style:name="T4" style:family="text">
      <style:text-properties officeooo:rsid="010434c7"/>
    </style:style>
    <style:style style:name="T5" style:family="text">
      <style:text-properties officeooo:rsid="0102d12a"/>
    </style:style>
    <style:style style:name="T6" style:family="text">
      <style:text-properties officeooo:rsid="00fca7da"/>
    </style:style>
    <style:style style:name="T7" style:family="text">
      <style:text-properties style:font-name="Consolas1"/>
    </style:style>
    <style:style style:name="T8" style:family="text">
      <style:text-properties officeooo:rsid="00fb56da"/>
    </style:style>
    <style:style style:name="T9" style:family="text">
      <style:text-properties officeooo:rsid="004ea21b"/>
    </style:style>
    <style:style style:name="T10" style:family="text">
      <style:text-properties officeooo:rsid="00fe6516"/>
    </style:style>
    <style:style style:name="T11" style:family="text">
      <style:text-properties officeooo:rsid="00e90a4d"/>
    </style:style>
    <style:style style:name="T12" style:family="text">
      <style:text-properties officeooo:rsid="00c7ef89"/>
    </style:style>
    <style:style style:name="T13" style:family="text">
      <style:text-properties officeooo:rsid="00f39eb0"/>
    </style:style>
    <style:style style:name="T14" style:family="text">
      <style:text-properties style:font-name="Consolas" officeooo:rsid="00f39eb0"/>
    </style:style>
    <style:style style:name="T15" style:family="text">
      <style:text-properties officeooo:rsid="00e0d947"/>
    </style:style>
    <style:style style:name="T16" style:family="text">
      <style:text-properties officeooo:rsid="00f7af3d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<text:span text:style-name="T2">Project</text:span> <text:span text:style-name="T3">2</text:span></text:p>
          </table:table-cell>
        </table:table-row>
        <table:table-row>
          <table:table-cell table:style-name="Table1.A1" office:value-type="string">
            <text:p text:style-name="P3">Score: ______/<text:span text:style-name="T4">60</text:span></text:p>
          </table:table-cell>
          <table:table-cell table:style-name="Table1.B2" office:value-type="string">
            <text:p text:style-name="P4">v1.<text:span text:style-name="T2">0</text:span></text:p>
          </table:table-cell>
        </table:table-row>
      </table:table>
      <text:p text:style-name="P5"/>
      <text:p text:style-name="P6">Specifications</text:p>
      <text:p text:style-name="P7"/>
      <text:p text:style-name="P8">In this project, you will port your Vue.js Single Page Application (SPA) from Project 1 to an Angular SPA with <text:span text:style-name="T5">three</text:span> distinct pages:</text:p>
      <text:p text:style-name="P8"/>
      <text:list text:style-name="L1">
        <text:list-item>
          <text:p text:style-name="P9">Guessing game</text:p>
        </text:list-item>
        <text:list-item>
          <text:p text:style-name="P10">About</text:p>
        </text:list-item>
        <text:list-item>
          <text:p text:style-name="P10">To-Do List</text:p>
        </text:list-item>
      </text:list>
      <text:p text:style-name="P11"/>
      <text:p text:style-name="P11">The Angular project must mirror the functionality of your Vue.js project in Project 1, ensuring feature parity for the Guessing Game and About pages. Please refer to the Project 1 handout for detailed requirements.</text:p>
      <text:p text:style-name="P11"/>
      <text:p text:style-name="P12">To-Do List <text:span text:style-name="T6">Page</text:span></text:p>
      <text:p text:style-name="P13"/>
      <text:list text:style-name="L2">
        <text:list-item>
          <text:p text:style-name="P14">The To-Do List page must include the following features:</text:p>
          <text:list>
            <text:list-item>
              <text:p text:style-name="P14">Core Functionality:</text:p>
              <text:list>
                <text:list-item>
                  <text:p text:style-name="P14">Allow the user to add and delete tasks in a to-do list.</text:p>
                </text:list-item>
                <text:list-item>
                  <text:p text:style-name="P14">Each task should have a title and a completed status (<text:span text:style-name="T5">i.e. </text:span>checkbox).</text:p>
                </text:list-item>
              </text:list>
            </text:list-item>
            <text:list-item>
              <text:p text:style-name="P14">Component-Based Design:</text:p>
              <text:list>
                <text:list-item>
                  <text:p text:style-name="P14">Each task should be its own reusable Angular component.</text:p>
                </text:list-item>
                <text:list-item>
                  <text:p text:style-name="P14">Use a parent component to manage the overall list and handle actions like adding or removing tasks.</text:p>
                </text:list-item>
              </text:list>
            </text:list-item>
            <text:list-item>
              <text:p text:style-name="P15">Interactivity:</text:p>
              <text:list>
                <text:list-item>
                  <text:p text:style-name="P15">Display tasks in a visually appealing list.</text:p>
                </text:list-item>
                <text:list-item>
                  <text:p text:style-name="P15">Tasks should dynamically update when actions are performed (e.g., marking a task as complete, deleting a task).</text:p>
                </text:list-item>
              </text:list>
            </text:list-item>
          </text:list>
        </text:list-item>
      </text:list>
      <text:p text:style-name="P16"/>
      <text:p text:style-name="P17">Constraints</text:p>
      <text:p text:style-name="P18"/>
      <text:list text:style-name="L3">
        <text:list-item>
          <text:p text:style-name="P19">Use Angular Router to manage navigation between the two pages.</text:p>
          <text:list>
            <text:list-item>
              <text:p text:style-name="P19"><text:s/>The navigation bar should remain visible at the top of the application and include links for both pages.</text:p>
            </text:list-item>
            <text:list-item>
              <text:p text:style-name="P19">Use <text:span text:style-name="T7">&lt;router-outlet&gt;</text:span> for dynamic content rendering.</text:p>
            </text:list-item>
          </text:list>
        </text:list-item>
        <text:list-item>
          <text:p text:style-name="P20">A page reload should never occur.</text:p>
        </text:list-item>
        <text:list-item>
          <text:p text:style-name="P21">The application should have a clean and visually appealing design. You are encouraged to use a library like Bootstrap for styling.</text:p>
        </text:list-item>
        <text:list-item>
          <text:p text:style-name="P21">Include a footer that is displayed on every page.</text:p>
          <text:list>
            <text:list-item>
              <text:p text:style-name="P22"><text:soft-page-break/>The footer should include your name <text:span text:style-name="T8">and a copyright year that is not hard-coded.</text:span></text:p>
            </text:list-item>
            <text:list-item>
              <text:p text:style-name="P22">Similar to the navigation bar, the footer should remain consistent across all pages.</text:p>
            </text:list-item>
          </text:list>
        </text:list-item>
      </text:list>
      <text:p text:style-name="P23"/>
      <text:p text:style-name="P24">S<text:span text:style-name="T9">ubmission</text:span></text:p>
      <text:p text:style-name="P25"/>
      <text:p text:style-name="P26">The submission for this <text:span text:style-name="T10">project</text:span> is the commit ID <text:span text:style-name="T11">for the commit</text:span> you want graded. <text:span text:style-name="T12">S</text:span>ubmit the commit ID on Canvas.</text:p>
      <text:p text:style-name="P26"/>
      <text:p text:style-name="P27">Tips</text:p>
      <text:p text:style-name="P28"/>
      <text:list text:style-name="L4">
        <text:list-item>
          <text:p text:style-name="P29">Check the README.md file that gets generated with your Vue project if you forgot some commands.</text:p>
          <text:list>
            <text:list-item>
              <text:p text:style-name="P30">Use of the CLI shouldn’t be needed.</text:p>
            </text:list-item>
          </text:list>
        </text:list-item>
      </text:list>
      <text:p text:style-name="P31"/>
      <text:p text:style-name="P32">NPM CLI Syntax</text:p>
      <text:p text:style-name="P33"/>
      <text:p text:style-name="P33">In case <text:span text:style-name="T1">PhpStorm</text:span> does not create the project correctly, you can use the following sections for instructions on the CLI. If you need to create <text:span text:style-name="T13">your app via the CLI, remember to </text:span><text:span text:style-name="T14">cd</text:span><text:span text:style-name="T13"> into the directory created.</text:span></text:p>
      <text:p text:style-name="P34"/>
      <text:p text:style-name="P35">To <text:span text:style-name="T15">create</text:span> the project:</text:p>
      <text:p text:style-name="P36"><text:span text:style-name="T16">ng new</text:span> <text:span text:style-name="T17">&lt;project-name&gt;</text:span></text:p>
      <text:p text:style-name="P37"/>
      <text:p text:style-name="P37">Install<text:span text:style-name="T15">ing</text:span> Bootstrap:</text:p>
      <text:p text:style-name="P38">npm install bootstrap</text:p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1-19T21:35:00.415505338</dc:date>
    <meta:editing-duration>PT17H8M19S</meta:editing-duration>
    <meta:editing-cycles>119</meta:editing-cycles>
    <meta:generator>LibreOffice/24.8.4.2$Linux_X86_64 LibreOffice_project/480$Build-2</meta:generator>
    <dc:creator>Nicholas Page</dc:creator>
    <meta:document-statistic meta:table-count="1" meta:image-count="0" meta:object-count="0" meta:page-count="2" meta:paragraph-count="41" meta:word-count="379" meta:character-count="2172" meta:non-whitespace-character-count="1856"/>
  </office:meta>
</office:document-meta>
</file>